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80000028D257B9C4997F2BB3B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Calibri1" svg:font-family="Calibri" style:font-family-generic="swiss" style:font-pitch="variable"/>
    <style:font-face style:name="Segoe UI" svg:font-family="'Segoe UI'" style:font-family-generic="swiss" style:font-pitch="variable"/>
    <style:font-face style:name="Trebuchet MS1" svg:font-family="'Trebuchet MS'" style:font-family-generic="swiss" style:font-pitch="variable"/>
    <style:font-face style:name="Verdana1" svg:font-family="Verdana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paragraph-properties fo:text-align="center"/>
      <style:text-properties fo:color="#ffffff" style:font-name="Segoe UI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text-align="start">
        <style:tab-stops>
          <style:tab-stop style:position="19.05cm" style:type="right"/>
        </style:tab-stops>
      </style:paragraph-properties>
      <style:text-properties fo:font-size="32pt" fo:font-style="normal" style:text-underline-style="none" style:font-size-asian="32pt" style:font-style-asian="normal" style:font-size-complex="32pt" style:font-style-complex="normal"/>
    </style:style>
    <style:style style:name="P5" style:family="paragraph">
      <loext:graphic-properties draw:fill="none" draw:fill-color="#ffffff"/>
      <style:paragraph-properties fo:text-align="start"/>
      <style:text-properties fo:color="#ffffff" style:font-name="Segoe UI" fo:font-size="32pt" fo:font-style="normal" fo:text-shadow="1pt 1pt" style:text-underline-style="none" style:font-size-asian="32pt" style:font-style-asian="normal" style:font-size-complex="32pt" style:font-style-complex="normal"/>
    </style:style>
    <style:style style:name="T1" style:family="text">
      <style:text-properties fo:color="#ffffff" style:font-name="Segoe UI" fo:font-size="26pt" fo:language="en" fo:country="US" fo:text-shadow="1pt 1pt" style:text-underline-style="solid" style:text-underline-width="auto" style:text-underline-color="font-color" style:font-size-asian="26pt" style:language-asian="ar" style:country-asian="SA" style:font-size-complex="26pt"/>
    </style:style>
    <style:style style:name="T2" style:family="text">
      <style:text-properties fo:color="#ffffff" style:font-name="Segoe UI" fo:font-size="28pt" fo:language="en" fo:country="US" fo:font-style="italic" fo:text-shadow="1pt 1pt" fo:font-weight="normal" style:font-name-asian="Times New Roman" style:font-size-asian="28pt" style:language-asian="ar" style:country-asian="SA" style:font-style-asian="italic" style:font-weight-asian="normal" style:font-size-complex="28pt" style:font-style-complex="italic" style:font-weight-complex="normal"/>
    </style:style>
    <style:style style:name="T3" style:family="text">
      <style:text-properties fo:color="#83caff" style:text-position="super 58%" style:font-name="Segoe UI" fo:font-size="32pt" fo:language="en" fo:country="US" fo:font-style="italic" fo:text-shadow="1pt 1pt" style:text-underline-style="none" fo:font-weight="normal" style:font-name-asian="Times New Roman" style:font-size-asian="32pt" style:language-asian="ar" style:country-asian="SA" style:font-style-asian="italic" style:font-weight-asian="normal" style:font-size-complex="32pt" style:font-style-complex="italic" style:font-weight-complex="normal"/>
    </style:style>
    <style:style style:name="T4" style:family="text">
      <style:text-properties fo:color="#83caff" style:font-name="Segoe UI" fo:font-size="32pt" fo:language="en" fo:country="US" fo:font-style="italic" fo:text-shadow="1pt 1pt" style:text-underline-style="none" fo:font-weight="normal" style:font-name-asian="Times New Roman" style:font-size-asian="32pt" style:language-asian="ar" style:country-asian="SA" style:font-style-asian="italic" style:font-weight-asian="normal" style:font-size-complex="32pt" style:font-style-complex="italic" style:font-weight-complex="normal"/>
    </style:style>
    <style:style style:name="T5" style:family="text">
      <style:text-properties fo:color="#ffffff" style:font-name="Segoe UI" fo:font-size="32pt" fo:language="en" fo:country="US" fo:font-style="normal" fo:text-shadow="1pt 1pt" style:text-underline-style="none" fo:font-weight="normal" style:font-name-asian="Times New Roman" style:font-size-asian="32pt" style:language-asian="ar" style:country-asian="SA" style:font-style-asian="normal" style:font-weight-asian="normal" style:font-size-complex="32pt" style:font-style-complex="normal" style:font-weight-complex="normal"/>
    </style:style>
    <style:style style:name="T6" style:family="text">
      <style:text-properties fo:color="#83caff" style:text-position="super 58%" style:font-name="Segoe UI" fo:font-size="32pt" fo:language="en" fo:country="US" fo:font-style="normal" fo:text-shadow="1pt 1pt" style:text-underline-style="none" fo:font-weight="normal" style:font-name-asian="Times New Roman" style:font-size-asian="32pt" style:language-asian="ar" style:country-asian="SA" style:font-style-asian="normal" style:font-weight-asian="normal" style:font-size-complex="32pt" style:font-style-complex="normal" style:font-weight-complex="normal"/>
    </style:style>
    <style:style style:name="T7" style:family="text">
      <style:text-properties fo:color="#83caff" style:font-name="Segoe UI" fo:font-size="32pt" fo:language="en" fo:country="US" fo:font-style="normal" fo:text-shadow="1pt 1pt" style:text-underline-style="none" fo:font-weight="normal" style:font-name-asian="Times New Roman" style:font-size-asian="32pt" style:language-asian="ar" style:country-asian="SA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2" draw:layer="layout" svg:width="24.384cm" svg:height="2.774cm" svg:x="1.778cm" svg:y="0.508cm">
          <draw:text-box>
            <text:p text:style-name="P1"><text:span text:style-name="T1">Psalm</text:span></text:p>
            <text:p text:style-name="P1"><text:span text:style-name="T2">Psalm 47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5" draw:layer="layout" svg:width="24.384cm" svg:height="6.263cm" svg:x="1.778cm" svg:y="0.508cm">
          <draw:text-box>
            <text:p text:style-name="P4"><text:span text:style-name="T3">1</text:span><text:span text:style-name="T4">Clap your hands, all peoples!</text:span><text:span text:style-name="T5"> </text:span></text:p>
            <text:p text:style-name="P4"><text:span text:style-name="T5"><text:s text:c="6"/></text:span><text:span text:style-name="T5">Shout to God with loud songs of joy!</text:span></text:p>
            <text:p text:style-name="P4"><text:span text:style-name="T3">2</text:span><text:span text:style-name="T4">For the Lord, the Most High, is to be feared,</text:span></text:p>
            <text:p text:style-name="P4"><text:span text:style-name="T5"><text:s text:c="6"/></text:span><text:span text:style-name="T5">a great king over all the earth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5" draw:layer="layout" svg:width="24.384cm" svg:height="6.263cm" svg:x="1.778cm" svg:y="0.508cm">
          <draw:text-box>
            <text:p text:style-name="P4"><text:span text:style-name="T3">3</text:span><text:span text:style-name="T4">He subdued peoples under us,</text:span></text:p>
            <text:p text:style-name="P4"><text:span text:style-name="T5"><text:s text:c="6"/></text:span><text:span text:style-name="T5">and nations under our feet.</text:span></text:p>
            <text:p text:style-name="P4"><text:span text:style-name="T3">4</text:span><text:span text:style-name="T4">He chose our heritage for us,</text:span></text:p>
            <text:p text:style-name="P4"><text:span text:style-name="T5"><text:s text:c="6"/></text:span><text:span text:style-name="T5">the pride of Jacob whom he love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5" draw:layer="layout" svg:width="24.384cm" svg:height="6.263cm" svg:x="1.778cm" svg:y="0.508cm">
          <draw:text-box>
            <text:p text:style-name="P4"><text:span text:style-name="T3">5</text:span><text:span text:style-name="T4">God has gone up with a shout,</text:span></text:p>
            <text:p text:style-name="P4"><text:span text:style-name="T5"><text:s text:c="5"/></text:span><text:span text:style-name="T5">the Lord with the sound of a trumpet.</text:span></text:p>
            <text:p text:style-name="P4"><text:span text:style-name="T3">6</text:span><text:span text:style-name="T4">Sing praises to God, sing praises!</text:span></text:p>
            <text:p text:style-name="P4"><text:span text:style-name="T5"><text:s text:c="5"/></text:span><text:span text:style-name="T5">Sing praises to our King, sing praises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3" draw:text-style-name="P5" draw:layer="layout" svg:width="24.384cm" svg:height="6.263cm" svg:x="1.778cm" svg:y="0.508cm">
          <draw:text-box>
            <text:p text:style-name="P4"><text:span text:style-name="T3">7</text:span><text:span text:style-name="T4">For God is the King of all the earth;</text:span></text:p>
            <text:p text:style-name="P4"><text:span text:style-name="T5"><text:s text:c="5"/></text:span><text:span text:style-name="T5">sing praises with a psalm!</text:span></text:p>
            <text:p text:style-name="P4"><text:span text:style-name="T6">8</text:span><text:span text:style-name="T7">God reigns over the nations;</text:span></text:p>
            <text:p text:style-name="P4"><text:span text:style-name="T5"><text:s text:c="5"/></text:span><text:span text:style-name="T5">God sits on his holy thron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3" draw:text-style-name="P5" draw:layer="layout" svg:width="24.384cm" svg:height="6.263cm" svg:x="1.778cm" svg:y="0.508cm">
          <draw:text-box>
            <text:p text:style-name="P4"><text:span text:style-name="T3">9</text:span><text:span text:style-name="T4">The princes of the peoples gather as the people <text:s/></text:span></text:p>
            <text:p text:style-name="P4"><text:span text:style-name="T4"><text:s/></text:span><text:span text:style-name="T4">of the God of Abraham.</text:span></text:p>
            <text:p text:style-name="P4"><text:span text:style-name="T5"><text:s text:c="5"/></text:span><text:span text:style-name="T5">For the shields of the earth belong to God;</text:span></text:p>
            <text:p text:style-name="P4"><text:span text:style-name="T5"><text:s text:c="5"/></text:span><text:span text:style-name="T5">he is highly exalted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3" draw:text-style-name="P5" draw:layer="layout" svg:width="24.384cm" svg:height="6.263cm" svg:x="1.778cm" svg:y="0.508cm">
          <draw:text-box>
            <text:p text:style-name="P4"><text:span text:style-name="T5">C: Glory be to the Father and to the Son and to </text:span></text:p>
            <text:p text:style-name="P4"><text:span text:style-name="T5"><text:s text:c="4"/></text:span><text:span text:style-name="T5">the Holy Spirit; </text:span></text:p>
            <text:p text:style-name="P4"><text:span text:style-name="T5">as it was in the beginning,</text:span></text:p>
            <text:p text:style-name="P4"><text:span text:style-name="T5">is now, and will be forever. Ame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Calibri1" svg:font-family="Calibri" style:font-family-generic="swiss" style:font-pitch="variable"/>
    <style:font-face style:name="Segoe UI" svg:font-family="'Segoe UI'" style:font-family-generic="swiss" style:font-pitch="variable"/>
    <style:font-face style:name="Trebuchet MS1" svg:font-family="'Trebuchet MS'" style:font-family-generic="swiss" style:font-pitch="variable"/>
    <style:font-face style:name="Verdana1" svg:font-family="Verdana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80000028D257B9C4997F2BB3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2T23:44:11.644000000</meta:creation-date>
    <dc:date>2016-05-02T23:45:09.617000000</dc:date>
    <meta:editing-duration>PT58S</meta:editing-duration>
    <meta:editing-cycles>1</meta:editing-cycles>
    <meta:document-statistic meta:object-count="42"/>
    <meta:generator>LibreOffice/5.1.2.2$Windows_X86_64 LibreOffice_project/d3bf12ecb743fc0d20e0be0c58ca359301eb705f</meta:generator>
  </office:meta>
</office:document-meta>
</file>